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0674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5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6313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5361in"/>
    </style:style>
    <style:style style:name="Table2.C" style:family="table-column">
      <style:table-column-properties style:column-width="0.595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625in" table:align="left"/>
    </style:style>
    <style:style style:name="Table3.A" style:family="table-column">
      <style:table-column-properties style:column-width="0.6375in"/>
    </style:style>
    <style:style style:name="Table3.B" style:family="table-column">
      <style:table-column-properties style:column-width="0.0757in"/>
    </style:style>
    <style:style style:name="Table3.C" style:family="table-column">
      <style:table-column-properties style:column-width="0.649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8389in" table:align="left"/>
    </style:style>
    <style:style style:name="Table4.A" style:family="table-column">
      <style:table-column-properties style:column-width="0.7507in"/>
    </style:style>
    <style:style style:name="Table4.B" style:family="table-column">
      <style:table-column-properties style:column-width="1.0604in"/>
    </style:style>
    <style:style style:name="Table4.C" style:family="table-column">
      <style:table-column-properties style:column-width="1.0278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Heading_20_3">
      <style:text-properties officeooo:paragraph-rsid="000d338b"/>
    </style:style>
    <style:style style:name="P8" style:family="paragraph" style:parent-style-name="Table_20_Heading">
      <style:text-properties fo:font-size="2pt" style:font-size-asian="2pt" style:font-size-complex="2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 style:list-style-name="L7"/>
    <style:style style:name="P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T1" style:family="text">
      <style:text-properties officeooo:rsid="000b059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Types of SQL Commands and Examples</text:span></text:h>
      <text:p text:style-name="Text_20_body">SQL commands fall into these five categories:</text:p>
      <text:list text:style-name="L1">
        <text:list-item>
          <text:p text:style-name="P1"><text:span text:style-name="Strong_20_Emphasis">DDL (Data Definition Language)</text:span></text:p>
          <text:list>
            <text:list-item>
              <text:p text:style-name="P1">Defines database structure.</text:p>
            </text:list-item>
            <text:list-item>
              <text:p text:style-name="P1"><text:span text:style-name="Source_20_Text">CREATE</text:span>, <text:span text:style-name="Source_20_Text">ALTER</text:span>, <text:span text:style-name="Source_20_Text">DROP</text:span></text:p>
            </text:list-item>
            <text:list-item>
              <text:p text:style-name="P1"><text:span text:style-name="Emphasis">Example:</text:span> <text:span text:style-name="Source_20_Text">CREATE TABLE customers (id INT, name VARCHAR(50));</text:span></text:p>
            </text:list-item>
          </text:list>
        </text:list-item>
        <text:list-item>
          <text:p text:style-name="P1"><text:span text:style-name="Strong_20_Emphasis">DML (Data Manipulation Language)</text:span></text:p>
          <text:list>
            <text:list-item>
              <text:p text:style-name="P1">Modifies data in tables.</text:p>
            </text:list-item>
            <text:list-item>
              <text:p text:style-name="P1"><text:span text:style-name="Source_20_Text">INSERT</text:span>, <text:span text:style-name="Source_20_Text">UPDATE</text:span>, <text:span text:style-name="Source_20_Text">DELETE</text:span></text:p>
            </text:list-item>
            <text:list-item>
              <text:p text:style-name="P1"><text:span text:style-name="Emphasis">Example:</text:span> <text:span text:style-name="Source_20_Text">INSERT INTO customers VALUES (1, 'Anjana');</text:span></text:p>
            </text:list-item>
          </text:list>
        </text:list-item>
        <text:list-item>
          <text:p text:style-name="P1"><text:span text:style-name="Strong_20_Emphasis">DQL (Data Query Language)</text:span></text:p>
          <text:list>
            <text:list-item>
              <text:p text:style-name="P1">Queries the data.</text:p>
            </text:list-item>
            <text:list-item>
              <text:p text:style-name="P1"><text:span text:style-name="Source_20_Text">SELECT</text:span></text:p>
            </text:list-item>
            <text:list-item>
              <text:p text:style-name="P1"><text:span text:style-name="Emphasis">Example:</text:span> <text:span text:style-name="Source_20_Text">SELECT * FROM customers;</text:span></text:p>
            </text:list-item>
          </text:list>
        </text:list-item>
        <text:list-item>
          <text:p text:style-name="P1"><text:span text:style-name="Strong_20_Emphasis">DCL (Data Control Language)</text:span></text:p>
          <text:list>
            <text:list-item>
              <text:p text:style-name="P1">Controls access to data.</text:p>
            </text:list-item>
            <text:list-item>
              <text:p text:style-name="P1"><text:span text:style-name="Source_20_Text">GRANT</text:span>, <text:span text:style-name="Source_20_Text">REVOKE</text:span></text:p>
            </text:list-item>
            <text:list-item>
              <text:p text:style-name="P1"><text:span text:style-name="Emphasis">Example:</text:span> <text:span text:style-name="Source_20_Text">GRANT SELECT ON customers TO user123;</text:span></text:p>
            </text:list-item>
          </text:list>
        </text:list-item>
        <text:list-item>
          <text:p text:style-name="P1"><text:span text:style-name="Strong_20_Emphasis">TCL (Transaction Control Language)</text:span></text:p>
          <text:list>
            <text:list-item>
              <text:p text:style-name="P1">Manages transactions.</text:p>
            </text:list-item>
            <text:list-item>
              <text:p text:style-name="P1"><text:span text:style-name="Source_20_Text">COMMIT</text:span>, <text:span text:style-name="Source_20_Text">ROLLBACK</text:span>, <text:span text:style-name="Source_20_Text">SAVEPOINT</text:span></text:p>
            </text:list-item>
            <text:list-item>
              <text:p text:style-name="P1"><text:span text:style-name="Emphasis">Example:</text:span> <text:span text:style-name="Source_20_Text">COMMIT;</text:span></text:p>
            </text:list-item>
          </text:list>
        </text:list-item>
      </text:list>
      <text:h text:style-name="Heading_20_3" text:outline-level="3"><text:s/><text:span text:style-name="Strong_20_Emphasis">2. Normalization vs. Denormalizatio</text:span><text:span text:style-name="Strong_20_Emphasis"><text:span text:style-name="T1">n</text:span></text:span></text:h>
      <text:list text:style-name="L2">
        <text:list-item>
          <text:p text:style-name="P2"><text:span text:style-name="Strong_20_Emphasis">Normalization</text:span> is organizing data to reduce redundancy (duplicate data).<text:line-break/><text:span text:style-name="Emphasis">Think: splitting a huge table into smaller linked ones.</text:span></text:p>
        </text:list-item>
        <text:list-item>
          <text:p text:style-name="P2"><text:span text:style-name="Strong_20_Emphasis">Denormalization</text:span> is combining tables for performance (faster reads).<text:line-break/><text:span text:style-name="Emphasis">Think: sacrificing some storage to speed up reports.</text:span></text:p>
        </text:list-item>
      </text:list>
      <text:h text:style-name="Heading_20_3" text:outline-level="3"><text:soft-page-break/><text:span text:style-name="Strong_20_Emphasis">3. 1NF, 2NF, 3NF (Normal Forms)</text:span></text:h>
      <text:list text:style-name="L3">
        <text:list-item>
          <text:p text:style-name="P3"><text:span text:style-name="Strong_20_Emphasis">1NF (First Normal Form):</text:span><text:line-break/>No repeating groups. Each column has atomic (indivisible) values.<text:line-break/><text:span text:style-name="Emphasis">Bad:</text:span> <text:span text:style-name="Source_20_Text">skills = 'SQL, Python'</text:span> → <text:span text:style-name="Emphasis">Good:</text:span> Two separate rows.</text:p>
        </text:list-item>
        <text:list-item>
          <text:p text:style-name="P3"><text:span text:style-name="Strong_20_Emphasis">2NF (Second Normal Form):</text:span><text:line-break/>Meet 1NF + no partial dependency (non-key column should depend on the full primary key).<text:line-break/><text:span text:style-name="Emphasis">Split tables if a column depends only on part of a composite key.</text:span></text:p>
        </text:list-item>
        <text:list-item>
          <text:p text:style-name="P3"><text:span text:style-name="Strong_20_Emphasis">3NF (Third Normal Form):</text:span><text:line-break/>Meet 2NF + no transitive dependency (non-key column shouldn’t depend on another non-key column).<text:line-break/><text:span text:style-name="Emphasis">Keep only directly related fields in a table.</text:span></text:p>
        </text:list-item>
      </text:list>
      <text:h text:style-name="Heading_20_3" text:outline-level="3"><text:span text:style-name="Strong_20_Emphasis">4. Use Case: Denormalization</text:span></text:h>
      <text:p text:style-name="Text_20_body">While building a dashboard for <text:span text:style-name="Strong_20_Emphasis">real-time analytics</text:span>, I had to denormalize a <text:span text:style-name="Source_20_Text">sales</text:span> and <text:span text:style-name="Source_20_Text">product</text:span> table into one big flat table so it could be queried quickly without multiple joins. It helped speed up dashboards drastically.</text:p>
      <text:h text:style-name="Heading_20_3" text:outline-level="3"><text:span text:style-name="Strong_20_Emphasis">5. Primary Key vs Foreign Key</text:span></text:h>
      <text:list text:style-name="L4">
        <text:list-item>
          <text:p text:style-name="P4"><text:span text:style-name="Strong_20_Emphasis">Primary Key:</text:span> Uniquely identifies each record.<text:line-break/><text:span text:style-name="Emphasis">Example:</text:span> <text:span text:style-name="Source_20_Text">customer_id</text:span> in <text:span text:style-name="Source_20_Text">customers</text:span> table.</text:p>
        </text:list-item>
        <text:list-item>
          <text:p text:style-name="P4"><text:span text:style-name="Strong_20_Emphasis">Foreign Key:</text:span> Points to a primary key in another table.<text:line-break/><text:span text:style-name="Emphasis">Example:</text:span> <text:span text:style-name="Source_20_Text">customer_id</text:span> in <text:span text:style-name="Source_20_Text">orders</text:span> refers to <text:span text:style-name="Source_20_Text">customers</text:span>.</text:p>
        </text:list-item>
      </text:list>
      <text:h text:style-name="Heading_20_3" text:outline-level="3"><text:span text:style-name="Strong_20_Emphasis">6. Candidate Key vs Alternate Key</text:span></text:h>
      <text:list text:style-name="L5">
        <text:list-item>
          <text:p text:style-name="P5"><text:span text:style-name="Strong_20_Emphasis">Candidate Key:</text:span> All columns that can uniquely identify a row.<text:line-break/><text:span text:style-name="Emphasis">Example:</text:span> <text:span text:style-name="Source_20_Text">email</text:span> and <text:span text:style-name="Source_20_Text">username</text:span> could both be candidate keys.</text:p>
        </text:list-item>
        <text:list-item>
          <text:p text:style-name="P5"><text:span text:style-name="Strong_20_Emphasis">Alternate Key:</text:span> The ones that weren’t chosen as the primary key.<text:line-break/><text:span text:style-name="Emphasis">If you choose </text:span><text:span text:style-name="Emphasis"><text:span text:style-name="Source_20_Text">email</text:span></text:span><text:span text:style-name="Emphasis"> as primary, then </text:span><text:span text:style-name="Emphasis"><text:span text:style-name="Source_20_Text">username</text:span></text:span><text:span text:style-name="Emphasis"> is alternate.</text:span></text:p>
        </text:list-item>
      </text:list>
      <text:h text:style-name="Heading_20_3" text:outline-level="3"><text:span text:style-name="Strong_20_Emphasis">7. What are Window Functions?</text:span></text:h>
      <text:p text:style-name="Text_20_body">Window functions let you perform calculations <text:span text:style-name="Strong_20_Emphasis">across rows related to the current row</text:span>, without collapsing them.<text:line-break/><text:span text:style-name="Emphasis">Example:</text:span> Running total, rank, percentiles.</text:p>
      <text:h text:style-name="Heading_20_3" text:outline-level="3"><text:span text:style-name="Strong_20_Emphasis">8. Ranking Functions (With Example)</text:span></text:h>
      <text:p text:style-name="Text_20_body">Functions:</text:p>
      <text:list text:style-name="L6">
        <text:list-item>
          <text:p text:style-name="P6"><text:span text:style-name="Source_20_Text">RANK()</text:span></text:p>
        </text:list-item>
        <text:list-item>
          <text:p text:style-name="P6"><text:span text:style-name="Source_20_Text">DENSE_RANK()</text:span></text:p>
        </text:list-item>
        <text:list-item>
          <text:p text:style-name="P6"><text:soft-page-break/><text:span text:style-name="Source_20_Text">ROW_NUMBER()</text:span></text:p>
        </text:list-item>
      </text:list>
      <text:h text:style-name="Heading_20_4" text:outline-level="4">Example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Salary</text:p>
            </table:table-cell>
          </table:table-row>
        </table:table-header-rows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3000</text:p>
          </table:table-cell>
        </table:table-row>
        <table:table-row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2000</text:p>
          </table:table-cell>
        </table:table-row>
        <table:table-row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3000</text:p>
          </table:table-cell>
        </table:table-row>
      </table:table>
      <text:p text:style-name="Text_20_body">Using <text:span text:style-name="Source_20_Text">RANK()</text:span> on salary (DESC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Salary</text:p>
            </table:table-cell>
            <table:table-cell table:style-name="Table2.A1" office:value-type="string">
              <text:p text:style-name="Table_20_Heading">RANK</text:p>
            </table:table-cell>
          </table:table-row>
        </table:table-header-rows>
        <table:table-row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300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C</text:p>
          </table:table-cell>
          <table:table-cell table:style-name="Table2.A1" office:value-type="string">
            <text:p text:style-name="Table_20_Contents">300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B</text:p>
          </table:table-cell>
          <table:table-cell table:style-name="Table2.A1" office:value-type="string">
            <text:p text:style-name="Table_20_Contents">2000</text:p>
          </table:table-cell>
          <table:table-cell table:style-name="Table2.A1" office:value-type="string">
            <text:p text:style-name="Table_20_Contents">3</text:p>
          </table:table-cell>
        </table:table-row>
      </table:table>
      <text:h text:style-name="P7" text:outline-level="3"><text:span text:style-name="Strong_20_Emphasis"/></text:h>
      <text:h text:style-name="P7" text:outline-level="3"><text:span text:style-name="Strong_20_Emphasis">9. Types of Joins, Examples, and Records Returned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Table A</text:p>
            </table:table-cell>
            <table:table-cell table:style-name="Table3.A1" office:value-type="string">
              <text:p text:style-name="P8"/>
            </table:table-cell>
            <table:table-cell table:style-name="Table3.A1" office:value-type="string">
              <text:p text:style-name="Table_20_Heading">Table B</text:p>
            </table:table-cell>
          </table:table-row>
        </table:table-header-rows>
        <table:table-row>
          <table:table-cell table:style-name="Table3.A1" office:value-type="string">
            <text:p text:style-name="Table_20_Contents">A1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Table_20_Contents">B1</text:p>
          </table:table-cell>
        </table:table-row>
        <table:table-row>
          <table:table-cell table:style-name="Table3.A1" office:value-type="string">
            <text:p text:style-name="Table_20_Contents">A2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Table_20_Contents">B2</text:p>
          </table:table-cell>
        </table:table-row>
      </table:table>
      <text:list text:style-name="L7">
        <text:list-item>
          <text:p text:style-name="P10"><text:span text:style-name="Strong_20_Emphasis">INNER JOIN:</text:span> Only matching rows<text:line-break/>→ <text:span text:style-name="Emphasis">Result: Only A1-B1 if match exists</text:span></text:p>
        </text:list-item>
        <text:list-item>
          <text:p text:style-name="P10"><text:span text:style-name="Strong_20_Emphasis">LEFT JOIN:</text:span> All from left + matched right<text:line-break/>→ <text:span text:style-name="Emphasis">A1-B1, A2-NULL</text:span></text:p>
        </text:list-item>
        <text:list-item>
          <text:p text:style-name="P10"><text:span text:style-name="Strong_20_Emphasis">RIGHT JOIN:</text:span> All from right + matched left<text:line-break/>→ <text:span text:style-name="Emphasis">A1-B1, NULL-B2</text:span></text:p>
        </text:list-item>
        <text:list-item>
          <text:p text:style-name="P10"><text:span text:style-name="Strong_20_Emphasis">FULL JOIN:</text:span> All from both + NULLs where no match<text:line-break/>→ <text:span text:style-name="Emphasis">A1-B1, A2-NULL, NULL-B2</text:span></text:p>
        </text:list-item>
        <text:list-item>
          <text:p text:style-name="P10"><text:span text:style-name="Strong_20_Emphasis">CROSS JOIN:</text:span> Every combo<text:line-break/>→ <text:span text:style-name="Emphasis">4 rows if 2 in each table (2×2)</text:span></text:p>
        </text:list-item>
      </text:list>
      <text:h text:style-name="Heading_20_3" text:outline-level="3"><text:span text:style-name="Strong_20_Emphasis">10. Use Case for Self Join</text:span></text:h>
      <text:p text:style-name="Text_20_body"><text:span text:style-name="Emphasis">Employee table</text:span> where <text:span text:style-name="Source_20_Text">manager_id</text:span> also refers to <text:span text:style-name="Source_20_Text">employee_id</text:span>.<text:line-break/>You self-join to get:<text:line-break/>“Who reports to whom?”</text:p>
      <text:h text:style-name="Heading_20_3" text:outline-level="3"><text:span text:style-name="Strong_20_Emphasis">11. What is a Subquery?</text:span></text:h>
      <text:p text:style-name="Text_20_body">A <text:span text:style-name="Strong_20_Emphasis">subquery</text:span> is a query inside another query.<text:line-break/><text:span text:style-name="Emphasis">Example:</text:span></text:p>
      <text:p text:style-name="P11"><text:span text:style-name="Source_20_Text">SELECT name FROM employees WHERE salary &gt; (SELECT AVG(salary) FROM employees);</text:span></text:p>
      <text:h text:style-name="Heading_20_3" text:outline-level="3"><text:soft-page-break/><text:span text:style-name="Strong_20_Emphasis">12. What is a Correlated Subquery?</text:span></text:h>
      <text:p text:style-name="Text_20_body">The inner query depends on the outer one for each row.<text:line-break/><text:span text:style-name="Emphasis">Example:</text:span></text:p>
      <text:p text:style-name="P12"><text:span text:style-name="Source_20_Text">SELECT e1.name </text:span></text:p>
      <text:p text:style-name="P13"><text:span text:style-name="Source_20_Text">FROM employees e1 </text:span></text:p>
      <text:p text:style-name="P14"><text:span text:style-name="Source_20_Text">WHERE salary &gt; (SELECT AVG(salary) FROM employees e2 WHERE e1.department = e2.department);</text:span></text:p>
      <text:h text:style-name="Heading_20_3" text:outline-level="3"><text:s/><text:span text:style-name="Strong_20_Emphasis">13. What is CTE (Common Table Expression)?</text:span></text:h>
      <text:p text:style-name="Text_20_body">Temporary result set you can refer like a table. Makes complex queries readable.</text:p>
      <text:p text:style-name="P12"><text:span text:style-name="Source_20_Text">WITH TopSalaries AS (</text:span></text:p>
      <text:p text:style-name="P13"><text:span text:style-name="Source_20_Text"><text:s text:c="2"/>SELECT *, RANK() OVER(ORDER BY salary DESC) as rk</text:span></text:p>
      <text:p text:style-name="P13"><text:span text:style-name="Source_20_Text"><text:s text:c="2"/>FROM employees</text:span></text:p>
      <text:p text:style-name="P13"><text:span text:style-name="Source_20_Text">)</text:span></text:p>
      <text:p text:style-name="P14"><text:span text:style-name="Source_20_Text">SELECT * FROM TopSalaries WHERE rk = 3;</text:span></text:p>
      <text:h text:style-name="Heading_20_3" text:outline-level="3"><text:span text:style-name="Strong_20_Emphasis">14. What is a Derived Table?</text:span></text:h>
      <text:p text:style-name="Text_20_body">A subquery in the <text:span text:style-name="Source_20_Text">FROM</text:span> clause.</text:p>
      <text:p text:style-name="P11"><text:span text:style-name="Source_20_Text">SELECT dept FROM (SELECT * FROM employees) AS emp;</text:span></text:p>
      <text:h text:style-name="Heading_20_3" text:outline-level="3"><text:span text:style-name="Strong_20_Emphasis">15. Find 3rd Highest Salary</text:span></text:h>
      <text:p text:style-name="P12"><text:span text:style-name="Source_20_Text">SELECT * FROM (</text:span></text:p>
      <text:p text:style-name="P13"><text:span text:style-name="Source_20_Text"><text:s text:c="2"/>SELECT *, DENSE_RANK() OVER (ORDER BY salary DESC) as rnk</text:span></text:p>
      <text:p text:style-name="P13"><text:span text:style-name="Source_20_Text"><text:s text:c="2"/>FROM employees</text:span></text:p>
      <text:p text:style-name="P13"><text:span text:style-name="Source_20_Text">) t</text:span></text:p>
      <text:p text:style-name="P14"><text:span text:style-name="Source_20_Text">WHERE rnk = 3;</text:span></text:p>
      <text:h text:style-name="Heading_20_3" text:outline-level="3"><text:span text:style-name="Strong_20_Emphasis">16. 3rd Highest Salary per Department</text:span></text:h>
      <text:p text:style-name="P12"><text:span text:style-name="Source_20_Text">SELECT * FROM (</text:span></text:p>
      <text:p text:style-name="P13"><text:span text:style-name="Source_20_Text"><text:s text:c="2"/>SELECT *, DENSE_RANK() OVER (PARTITION BY department ORDER BY salary DESC) as rnk</text:span></text:p>
      <text:p text:style-name="P13"><text:span text:style-name="Source_20_Text"><text:s text:c="2"/>FROM employees</text:span></text:p>
      <text:p text:style-name="P13"><text:span text:style-name="Source_20_Text">) t</text:span></text:p>
      <text:p text:style-name="P14"><text:span text:style-name="Source_20_Text">WHERE rnk = 3;</text:span></text:p>
      <text:h text:style-name="Heading_20_3" text:outline-level="3"><text:s/><text:span text:style-name="Strong_20_Emphasis">17. Find Duplicates in Single Column</text:span></text:h>
      <text:p text:style-name="P12"><text:span text:style-name="Source_20_Text">SELECT column_name, COUNT(*) </text:span></text:p>
      <text:p text:style-name="P13"><text:span text:style-name="Source_20_Text">FROM table_name </text:span></text:p>
      <text:p text:style-name="P13"><text:span text:style-name="Source_20_Text">GROUP BY column_name </text:span></text:p>
      <text:p text:style-name="P14"><text:span text:style-name="Source_20_Text">HAVING COUNT(*) &gt; 1;</text:span></text:p>
      <text:h text:style-name="Heading_20_3" text:outline-level="3"><text:s/><text:span text:style-name="Strong_20_Emphasis">18. Find Duplicates in Multiple Columns</text:span></text:h>
      <text:p text:style-name="P12"><text:span text:style-name="Source_20_Text">SELECT col1, col2, COUNT(*) </text:span></text:p>
      <text:p text:style-name="P13"><text:span text:style-name="Source_20_Text">FROM table_name </text:span></text:p>
      <text:p text:style-name="P13"><text:span text:style-name="Source_20_Text">GROUP BY col1, col2 </text:span></text:p>
      <text:p text:style-name="P14"><text:soft-page-break/><text:span text:style-name="Source_20_Text">HAVING COUNT(*) &gt; 1;</text:span></text:p>
      <text:h text:style-name="Heading_20_3" text:outline-level="3"><text:span text:style-name="Strong_20_Emphasis">19. What are ACID Properties?</text:span></text:h>
      <text:list text:style-name="L8">
        <text:list-item>
          <text:p text:style-name="P15"><text:span text:style-name="Strong_20_Emphasis">A – Atomicity:</text:span> All or nothing.</text:p>
        </text:list-item>
        <text:list-item>
          <text:p text:style-name="P15"><text:span text:style-name="Strong_20_Emphasis">C – Consistency:</text:span> DB stays valid.</text:p>
        </text:list-item>
        <text:list-item>
          <text:p text:style-name="P15"><text:span text:style-name="Strong_20_Emphasis">I – Isolation:</text:span> Transactions don’t mess each other up.</text:p>
        </text:list-item>
        <text:list-item>
          <text:p text:style-name="P15"><text:span text:style-name="Strong_20_Emphasis">D – Durability:</text:span> Once committed, it stays—even if system fails.</text:p>
        </text:list-item>
      </text:list>
      <text:h text:style-name="Heading_20_3" text:outline-level="3"><text:span text:style-name="Strong_20_Emphasis">20. Difference Between UNION and UNION ALL</text:span></text:h>
      <text:list text:style-name="L9">
        <text:list-item>
          <text:p text:style-name="P16"><text:span text:style-name="Source_20_Text">UNION</text:span> removes duplicates.</text:p>
        </text:list-item>
        <text:list-item>
          <text:p text:style-name="P16"><text:span text:style-name="Source_20_Text">UNION ALL</text:span> keeps everything (faster).</text:p>
        </text:list-item>
      </text:list>
      <text:h text:style-name="Heading_20_3" text:outline-level="3"><text:s/><text:span text:style-name="Strong_20_Emphasis">21. Primary Key vs Unique Key</text:span></text:h>
      <text:list text:style-name="L10">
        <text:list-item>
          <text:p text:style-name="P17"><text:span text:style-name="Strong_20_Emphasis">Primary:</text:span> One per table, auto NOT NULL.</text:p>
        </text:list-item>
        <text:list-item>
          <text:p text:style-name="P17"><text:span text:style-name="Strong_20_Emphasis">Unique:</text:span> Can be many, allows NULL.</text:p>
        </text:list-item>
      </text:list>
      <text:h text:style-name="Heading_20_3" text:outline-level="3"><text:span text:style-name="Strong_20_Emphasis">22. TRUNCATE vs DELETE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Feature</text:p>
            </table:table-cell>
            <table:table-cell table:style-name="Table4.A1" office:value-type="string">
              <text:p text:style-name="Table_20_Heading">DELETE</text:p>
            </table:table-cell>
            <table:table-cell table:style-name="Table4.A1" office:value-type="string">
              <text:p text:style-name="Table_20_Heading">TRUNCATE</text:p>
            </table:table-cell>
          </table:table-row>
        </table:table-header-rows>
        <table:table-row>
          <table:table-cell table:style-name="Table4.A1" office:value-type="string">
            <text:p text:style-name="Table_20_Contents">Rollback</text:p>
          </table:table-cell>
          <table:table-cell table:style-name="Table4.A1" office:value-type="string">
            <text:p text:style-name="Table_20_Contents">Yes</text:p>
          </table:table-cell>
          <table:table-cell table:style-name="Table4.A1" office:value-type="string">
            <text:p text:style-name="Table_20_Contents">No (DDL)</text:p>
          </table:table-cell>
        </table:table-row>
        <table:table-row>
          <table:table-cell table:style-name="Table4.A1" office:value-type="string">
            <text:p text:style-name="Table_20_Contents">Condition</text:p>
          </table:table-cell>
          <table:table-cell table:style-name="Table4.A1" office:value-type="string">
            <text:p text:style-name="Table_20_Contents">Yes (WHERE)</text:p>
          </table:table-cell>
          <table:table-cell table:style-name="Table4.A1" office:value-type="string">
            <text:p text:style-name="Table_20_Contents">No</text:p>
          </table:table-cell>
        </table:table-row>
        <table:table-row>
          <table:table-cell table:style-name="Table4.A1" office:value-type="string">
            <text:p text:style-name="Table_20_Contents">Speed</text:p>
          </table:table-cell>
          <table:table-cell table:style-name="Table4.A1" office:value-type="string">
            <text:p text:style-name="Table_20_Contents">Slower</text:p>
          </table:table-cell>
          <table:table-cell table:style-name="Table4.A1" office:value-type="string">
            <text:p text:style-name="Table_20_Contents">Faster</text:p>
          </table:table-cell>
        </table:table-row>
      </table:table>
      <text:h text:style-name="Heading_20_3" text:outline-level="3"><text:span text:style-name="Strong_20_Emphasis">23. HAVING vs WHERE</text:span></text:h>
      <text:list text:style-name="L11">
        <text:list-item>
          <text:p text:style-name="P18"><text:span text:style-name="Source_20_Text">WHERE</text:span>: Filters <text:span text:style-name="Strong_20_Emphasis">rows before</text:span> grouping.</text:p>
        </text:list-item>
        <text:list-item>
          <text:p text:style-name="P18"><text:span text:style-name="Source_20_Text">HAVING</text:span>: Filters <text:span text:style-name="Strong_20_Emphasis">after GROUP BY</text:span>.</text:p>
        </text:list-item>
      </text:list>
      <text:h text:style-name="Heading_20_3" text:outline-level="3"><text:span text:style-name="Strong_20_Emphasis">24. SQL Query Execution Order</text:span></text:h>
      <text:list text:style-name="L12">
        <text:list-item>
          <text:p text:style-name="P19"><text:span text:style-name="Source_20_Text">FROM</text:span></text:p>
        </text:list-item>
        <text:list-item>
          <text:p text:style-name="P19"><text:span text:style-name="Source_20_Text">JOIN</text:span></text:p>
        </text:list-item>
        <text:list-item>
          <text:p text:style-name="P19"><text:span text:style-name="Source_20_Text">WHERE</text:span></text:p>
        </text:list-item>
        <text:list-item>
          <text:p text:style-name="P19"><text:span text:style-name="Source_20_Text">GROUP BY</text:span></text:p>
        </text:list-item>
        <text:list-item>
          <text:p text:style-name="P19"><text:span text:style-name="Source_20_Text">HAVING</text:span></text:p>
        </text:list-item>
        <text:list-item>
          <text:p text:style-name="P19"><text:span text:style-name="Source_20_Text">SELECT</text:span></text:p>
        </text:list-item>
        <text:list-item>
          <text:p text:style-name="P19"><text:span text:style-name="Source_20_Text">ORDER BY</text:span></text:p>
        </text:list-item>
        <text:list-item>
          <text:p text:style-name="P19"><text:soft-page-break/><text:span text:style-name="Source_20_Text">LIMIT</text:span></text:p>
        </text:list-item>
      </text:list>
      <text:h text:style-name="Heading_20_3" text:outline-level="3"><text:span text:style-name="Strong_20_Emphasis">25. What are Indexes? Types and Differences</text:span></text:h>
      <text:p text:style-name="Text_20_body">Indexes speed up data retrieval (like a book index).</text:p>
      <text:list text:style-name="L13">
        <text:list-item>
          <text:p text:style-name="P20"><text:span text:style-name="Strong_20_Emphasis">B-Tree Index (default):</text:span> For range, equality.</text:p>
        </text:list-item>
        <text:list-item>
          <text:p text:style-name="P20"><text:span text:style-name="Strong_20_Emphasis">Bitmap Index:</text:span> For low-cardinality columns (e.g., gender).</text:p>
        </text:list-item>
        <text:list-item>
          <text:p text:style-name="P20"><text:span text:style-name="Strong_20_Emphasis">Hash Index:</text:span> For exact lookups.</text:p>
        </text:list-item>
        <text:list-item>
          <text:p text:style-name="P20"><text:span text:style-name="Strong_20_Emphasis">Full-Text Index:</text:span> For text searching.</text:p>
        </text:list-item>
      </text:list>
      <text:h text:style-name="Heading_20_3" text:outline-level="3"><text:span text:style-name="Strong_20_Emphasis">26. Ways to Optimize SQL Queries</text:span></text:h>
      <text:list text:style-name="L14">
        <text:list-item>
          <text:p text:style-name="P21">Use <text:span text:style-name="Strong_20_Emphasis">indexes</text:span> wisely.</text:p>
        </text:list-item>
        <text:list-item>
          <text:p text:style-name="P21">Avoid <text:span text:style-name="Source_20_Text">SELECT *</text:span>.</text:p>
        </text:list-item>
        <text:list-item>
          <text:p text:style-name="P21">Use <text:span text:style-name="Source_20_Text">EXISTS</text:span> over <text:span text:style-name="Source_20_Text">IN</text:span> for subqueries.</text:p>
        </text:list-item>
        <text:list-item>
          <text:p text:style-name="P21">Avoid functions in <text:span text:style-name="Source_20_Text">WHERE</text:span> clause.</text:p>
        </text:list-item>
        <text:list-item>
          <text:p text:style-name="P21">Use <text:span text:style-name="Strong_20_Emphasis">CTEs</text:span> for complex logic.</text:p>
        </text:list-item>
        <text:list-item>
          <text:p text:style-name="P21">Keep statistics up to date.</text:p>
        </text:list-item>
        <text:list-item>
          <text:p text:style-name="P21">Partition big tabl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14:48:11.816202300</meta:creation-date>
    <dc:date>2025-08-04T15:09:48.551450400</dc:date>
    <meta:editing-duration>PT11M21S</meta:editing-duration>
    <meta:editing-cycles>3</meta:editing-cycles>
    <meta:generator>LibreOffice/25.2.5.2$Windows_X86_64 LibreOffice_project/03d19516eb2e1dd5d4ccd751a0d6f35f35e08022</meta:generator>
    <meta:document-statistic meta:table-count="4" meta:image-count="0" meta:object-count="0" meta:page-count="6" meta:paragraph-count="170" meta:word-count="972" meta:character-count="5552" meta:non-whitespace-character-count="4788"/>
  </office:meta>
</office:document-meta>
</file>